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1000000EE810353250B9BB4AF.png" manifest:media-type="image/png"/>
  <manifest:file-entry manifest:full-path="Pictures/10000201000003930000001BC7E29EF793874762.png" manifest:media-type="image/png"/>
  <manifest:file-entry manifest:full-path="Pictures/100002010000005C0000001DF292FBBD11CD61FE.png" manifest:media-type="image/png"/>
  <manifest:file-entry manifest:full-path="Pictures/10000201000000DB0000013AF5983CE70E54BCEA.png" manifest:media-type="image/png"/>
  <manifest:file-entry manifest:full-path="Pictures/10000201000000B70000001B07D5D75D8B9454C3.png" manifest:media-type="image/png"/>
  <manifest:file-entry manifest:full-path="Pictures/10000201000000B800000079A23FB82A77881CEF.png" manifest:media-type="image/png"/>
  <manifest:file-entry manifest:full-path="Pictures/100002010000008A000000C118354DE50CD7B659.png" manifest:media-type="image/png"/>
  <manifest:file-entry manifest:full-path="Pictures/10000201000000410000001BA9CE55AE7C56EEBE.png" manifest:media-type="image/png"/>
  <manifest:file-entry manifest:full-path="Pictures/10000201000000B7000000819029AA84DEC4E040.png" manifest:media-type="image/png"/>
  <manifest:file-entry manifest:full-path="Pictures/100002010000011A0000003D66CD0A96371CFFB3.png" manifest:media-type="image/png"/>
  <manifest:file-entry manifest:full-path="Pictures/10000201000000B90000008D1B277F050F246EF0.png" manifest:media-type="image/png"/>
  <manifest:file-entry manifest:full-path="Pictures/10000201000001EE0000009FE70BE4E64E11F619.png" manifest:media-type="image/png"/>
  <manifest:file-entry manifest:full-path="Pictures/100002010000011B0000003E68254C7298A02B37.png" manifest:media-type="image/png"/>
  <manifest:file-entry manifest:full-path="Pictures/10000201000001AB000000D251A00A82D7D21647.png" manifest:media-type="image/png"/>
  <manifest:file-entry manifest:full-path="Pictures/100002010000011A0000003D72450869BEDFC59F.png" manifest:media-type="image/png"/>
  <manifest:file-entry manifest:full-path="Pictures/10000201000000E3000001066A94273CE046F747.png" manifest:media-type="image/png"/>
  <manifest:file-entry manifest:full-path="Pictures/10000201000001330000005664878ED82AEFB38E.png" manifest:media-type="image/png"/>
  <manifest:file-entry manifest:full-path="Pictures/10000201000000D300000048DAC212265BA8F55B.png" manifest:media-type="image/png"/>
  <manifest:file-entry manifest:full-path="Pictures/10000201000000D300000049AF43EF798EF89E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paragraph-rsid="0038b4cd"/>
    </style:style>
    <style:style style:name="P5" style:family="paragraph" style:parent-style-name="Standard">
      <style:text-properties officeooo:rsid="003f0a67" officeooo:paragraph-rsid="005b4cc8"/>
    </style:style>
    <style:style style:name="P6" style:family="paragraph" style:parent-style-name="Standard">
      <style:text-properties officeooo:rsid="003f8e3c" officeooo:paragraph-rsid="004f3649"/>
    </style:style>
    <style:style style:name="P7" style:family="paragraph" style:parent-style-name="Standard">
      <style:text-properties officeooo:rsid="0038b4cd" officeooo:paragraph-rsid="004d9318"/>
    </style:style>
    <style:style style:name="P8" style:family="paragraph" style:parent-style-name="Standard">
      <style:text-properties officeooo:rsid="0047fc80" officeooo:paragraph-rsid="004f3649"/>
    </style:style>
    <style:style style:name="P9" style:family="paragraph" style:parent-style-name="Standard">
      <style:text-properties officeooo:paragraph-rsid="004d9318"/>
    </style:style>
    <style:style style:name="P10" style:family="paragraph" style:parent-style-name="Standard">
      <style:text-properties officeooo:paragraph-rsid="004f3649"/>
    </style:style>
    <style:style style:name="P11" style:family="paragraph" style:parent-style-name="Standard">
      <style:text-properties officeooo:rsid="0039eac1" officeooo:paragraph-rsid="005a4ee3"/>
    </style:style>
    <style:style style:name="P12" style:family="paragraph" style:parent-style-name="Standard">
      <style:text-properties officeooo:paragraph-rsid="005a4ee3"/>
    </style:style>
    <style:style style:name="P13" style:family="paragraph" style:parent-style-name="Standard">
      <style:text-properties officeooo:rsid="00550136" officeooo:paragraph-rsid="005b4cc8"/>
    </style:style>
    <style:style style:name="P14" style:family="paragraph" style:parent-style-name="Standard">
      <style:text-properties officeooo:paragraph-rsid="005b4cc8"/>
    </style:style>
    <style:style style:name="P15" style:family="paragraph" style:parent-style-name="Standard">
      <style:text-properties officeooo:paragraph-rsid="005d368a"/>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style:contextual-spacing="false"/>
      <style:text-properties officeooo:paragraph-rsid="0038b4cd"/>
    </style:style>
    <style:style style:name="P18" style:family="paragraph" style:parent-style-name="Text_20_body">
      <style:paragraph-properties fo:margin-top="0cm" fo:margin-bottom="0cm" style:contextual-spacing="false"/>
      <style:text-properties officeooo:paragraph-rsid="005d368a"/>
    </style:style>
    <style:style style:name="P19" style:family="paragraph" style:parent-style-name="Text_20_body">
      <style:text-properties officeooo:rsid="0039eac1" officeooo:paragraph-rsid="005a4ee3"/>
    </style:style>
    <style:style style:name="P20" style:family="paragraph" style:parent-style-name="Text_20_body">
      <style:text-properties officeooo:rsid="003b891f" officeooo:paragraph-rsid="003b891f"/>
    </style:style>
    <style:style style:name="P21" style:family="paragraph" style:parent-style-name="Text_20_body">
      <style:text-properties officeooo:rsid="003b891f" officeooo:paragraph-rsid="005a4ee3"/>
    </style:style>
    <style:style style:name="P22" style:family="paragraph" style:parent-style-name="Text_20_body">
      <style:text-properties officeooo:rsid="0032d27d" officeooo:paragraph-rsid="004f3649"/>
    </style:style>
    <style:style style:name="P23" style:family="paragraph" style:parent-style-name="Text_20_body">
      <style:text-properties officeooo:rsid="0032d27d" officeooo:paragraph-rsid="005b4cc8"/>
    </style:style>
    <style:style style:name="P24" style:family="paragraph" style:parent-style-name="Text_20_body">
      <style:text-properties officeooo:rsid="004f3649" officeooo:paragraph-rsid="004f3649"/>
    </style:style>
    <style:style style:name="P25" style:family="paragraph" style:parent-style-name="Text_20_body">
      <style:text-properties officeooo:rsid="00349a00" officeooo:paragraph-rsid="005b4cc8"/>
    </style:style>
    <style:style style:name="P26" style:family="paragraph" style:parent-style-name="Text_20_body">
      <style:text-properties officeooo:rsid="0050a874" officeooo:paragraph-rsid="0050a874"/>
    </style:style>
    <style:style style:name="P27" style:family="paragraph" style:parent-style-name="Text_20_body">
      <style:text-properties officeooo:rsid="0038b4cd" officeooo:paragraph-rsid="005a4ee3"/>
    </style:style>
    <style:style style:name="P28" style:family="paragraph" style:parent-style-name="Text_20_body">
      <style:text-properties officeooo:rsid="0056ece1" officeooo:paragraph-rsid="005b4cc8"/>
    </style:style>
    <style:style style:name="P29" style:family="paragraph" style:parent-style-name="Text_20_body">
      <style:text-properties officeooo:paragraph-rsid="005b4cc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5d368a"/>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eading_20_1">
      <style:paragraph-properties fo:margin-top="0cm" fo:margin-bottom="0cm" style:contextual-spacing="false"/>
      <style:text-properties officeooo:paragraph-rsid="0038b4cd"/>
    </style:style>
    <style:style style:name="P40"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style:contextual-spacing="false"/>
      <style:text-properties style:font-name="Albany" fo:font-size="18.2000007629395pt" fo:font-weight="bold" officeooo:rsid="004e6e56" officeooo:paragraph-rsid="005a4ee3"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style:font-name="Albany" fo:font-size="18.2000007629395pt" fo:font-weight="bold" officeooo:rsid="00550136" officeooo:paragraph-rsid="005b4cc8"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style:font-name="Albany" fo:font-size="18.2000007629395pt" fo:font-weight="bold" officeooo:rsid="004f3649" officeooo:paragraph-rsid="005b4cc8"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03f0a67" officeooo:paragraph-rsid="005b4cc8"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style:contextual-spacing="false"/>
      <style:text-properties style:font-name="Albany" fo:font-size="18.2000007629395pt" fo:font-weight="bold" officeooo:rsid="0052c948" officeooo:paragraph-rsid="005e8245"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officeooo:paragraph-rsid="004f3649"/>
    </style:style>
    <style:style style:name="P49" style:family="paragraph" style:parent-style-name="Heading_20_1">
      <style:paragraph-properties fo:margin-top="0cm" fo:margin-bottom="0cm" style:contextual-spacing="false"/>
      <style:text-properties officeooo:paragraph-rsid="003d6704"/>
    </style:style>
    <style:style style:name="P50" style:family="paragraph" style:parent-style-name="Heading_20_1">
      <style:paragraph-properties fo:margin-top="0cm" fo:margin-bottom="0cm" style:contextual-spacing="false"/>
      <style:text-properties officeooo:paragraph-rsid="005b4cc8"/>
    </style:style>
    <style:style style:name="P51" style:family="paragraph" style:parent-style-name="Heading_20_2">
      <style:text-properties officeooo:paragraph-rsid="005a4ee3"/>
    </style:style>
    <style:style style:name="P52" style:family="paragraph" style:parent-style-name="Heading_20_2">
      <style:text-properties officeooo:paragraph-rsid="005b4cc8"/>
    </style:style>
    <style:style style:name="P53" style:family="paragraph" style:parent-style-name="Heading_20_2">
      <style:text-properties officeooo:paragraph-rsid="005e8245"/>
    </style:style>
    <style:style style:name="P54" style:family="paragraph" style:parent-style-name="Heading_20_3">
      <style:text-properties officeooo:paragraph-rsid="005b4cc8"/>
    </style:style>
    <style:style style:name="P55" style:family="paragraph" style:parent-style-name="Heading_20_4">
      <style:text-properties officeooo:paragraph-rsid="00325347"/>
    </style:style>
    <style:style style:name="P56" style:family="paragraph" style:parent-style-name="Heading_20_4">
      <style:text-properties officeooo:paragraph-rsid="005b4cc8"/>
    </style:style>
    <style:style style:name="P57" style:family="paragraph" style:parent-style-name="Standard">
      <style:text-properties officeooo:paragraph-rsid="005e8245"/>
    </style:style>
    <style:style style:name="P58" style:family="paragraph" style:parent-style-name="Standard">
      <style:text-properties officeooo:paragraph-rsid="005d368a"/>
    </style:style>
    <style:style style:name="P59" style:family="paragraph" style:parent-style-name="Standard">
      <style:text-properties officeooo:rsid="0047fc80" officeooo:paragraph-rsid="004f3649"/>
    </style:style>
    <style:style style:name="P60" style:family="paragraph" style:parent-style-name="Text_20_body">
      <style:text-properties officeooo:rsid="0032d27d" officeooo:paragraph-rsid="005b4cc8"/>
    </style:style>
    <style:style style:name="P61" style:family="paragraph" style:parent-style-name="Text_20_body">
      <style:text-properties officeooo:rsid="0071e980" officeooo:paragraph-rsid="005e8245"/>
    </style:style>
    <style:style style:name="P62" style:family="paragraph" style:parent-style-name="Text_20_body">
      <style:text-properties officeooo:rsid="0047fc80" officeooo:paragraph-rsid="005e8245"/>
    </style:style>
    <style:style style:name="P63" style:family="paragraph" style:parent-style-name="Text_20_body">
      <style:text-properties officeooo:rsid="0072bfb0" officeooo:paragraph-rsid="005e8245"/>
    </style:style>
    <style:style style:name="P64" style:family="paragraph" style:parent-style-name="Text_20_body">
      <style:text-properties officeooo:rsid="0074bf01" officeooo:paragraph-rsid="005e8245"/>
    </style:style>
    <style:style style:name="P65" style:family="paragraph" style:parent-style-name="Text_20_body">
      <style:text-properties officeooo:rsid="0075bfda" officeooo:paragraph-rsid="005e8245"/>
    </style:style>
    <style:style style:name="P66" style:family="paragraph" style:parent-style-name="Text_20_body">
      <style:text-properties officeooo:rsid="0080ea92" officeooo:paragraph-rsid="005e8245"/>
    </style:style>
    <style:style style:name="P67" style:family="paragraph" style:parent-style-name="Text_20_body">
      <style:text-properties officeooo:rsid="00860918" officeooo:paragraph-rsid="005e8245"/>
    </style:style>
    <style:style style:name="P68" style:family="paragraph" style:parent-style-name="Text_20_body">
      <style:text-properties officeooo:rsid="003b891f" officeooo:paragraph-rsid="005a4ee3"/>
    </style:style>
    <style:style style:name="T1" style:family="text">
      <style:text-properties fo:font-size="10pt" officeooo:rsid="001a177c" style:font-size-asian="10pt" style:font-size-complex="10pt"/>
    </style:style>
    <style:style style:name="T2" style:family="text">
      <style:text-properties fo:font-size="10pt" officeooo:rsid="005c937f"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79f96"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3" style:family="text">
      <style:text-properties officeooo:rsid="004ad3e8"/>
    </style:style>
    <style:style style:name="T14" style:family="text">
      <style:text-properties officeooo:rsid="004d9318"/>
    </style:style>
    <style:style style:name="T15" style:family="text">
      <style:text-properties officeooo:rsid="004c3902"/>
    </style:style>
    <style:style style:name="T16" style:family="text">
      <style:text-properties officeooo:rsid="004e6e56"/>
    </style:style>
    <style:style style:name="T17" style:family="text">
      <style:text-properties officeooo:rsid="005a4ee3"/>
    </style:style>
    <style:style style:name="T18" style:family="text">
      <style:text-properties officeooo:rsid="003d6704"/>
    </style:style>
    <style:style style:name="T19" style:family="text">
      <style:text-properties officeooo:rsid="00550136"/>
    </style:style>
    <style:style style:name="T20" style:family="text">
      <style:text-properties officeooo:rsid="005173cb"/>
    </style:style>
    <style:style style:name="T21"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2" table:style-name="Tabelle12">
        <table:table-column table:style-name="Tabelle12.A"/>
        <table:table-column table:style-name="Tabelle12.B"/>
        <table:table-row table:style-name="Tabelle12.1">
          <table:table-cell table:style-name="Tabelle12.A1" office:value-type="string">
            <text:p text:style-name="P18"><draw:frame draw:style-name="fr6"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2.B1" office:value-type="string">
            <text:p text:style-name="P34"><text:s/>19.1.1 Editors - Drivers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248_279447375" text:style-name="Index_20_Link" text:visited-style-name="Index_20_Link">Introduction<text:tab/>2</text:a></text:p>
          <text:p text:style-name="P30"><text:a xlink:type="simple" xlink:href="#__RefHeading___Toc6360_3906004076" text:style-name="Index_20_Link" text:visited-style-name="Index_20_Link">Header Tabs<text:tab/>2</text:a></text:p>
          <text:p text:style-name="P30"><text:a xlink:type="simple" xlink:href="#__RefHeading___Toc2607_3149100586" text:style-name="Index_20_Link" text:visited-style-name="Index_20_Link">Use Normalization, Create Ghost Curves<text:tab/>2</text:a></text:p>
          <text:p text:style-name="P31"><text:a xlink:type="simple" xlink:href="#__RefHeading___Toc2609_3149100586" text:style-name="Index_20_Link" text:visited-style-name="Index_20_Link">Use Normalization<text:tab/>2</text:a></text:p>
          <text:p text:style-name="P32"><text:a xlink:type="simple" xlink:href="#__RefHeading___Toc2611_3149100586" text:style-name="Index_20_Link" text:visited-style-name="Index_20_Link">Auto Normalization<text:tab/>2</text:a></text:p>
          <text:p text:style-name="P31"><text:a xlink:type="simple" xlink:href="#__RefHeading___Toc2613_3149100586" text:style-name="Index_20_Link" text:visited-style-name="Index_20_Link">Create Ghost Curves<text:tab/>2</text:a></text:p>
          <text:p text:style-name="P30"><text:a xlink:type="simple" xlink:href="#__RefHeading___Toc884_630311453" text:style-name="Index_20_Link" text:visited-style-name="Index_20_Link">Show Hide elements<text:tab/>2</text:a></text:p>
          <text:p text:style-name="P31"><text:a xlink:type="simple" xlink:href="#__RefHeading___Toc6364_39060040761" text:style-name="Index_20_Link" text:visited-style-name="Index_20_Link">Only Show Selected<text:tab/>2</text:a></text:p>
          <text:p text:style-name="P31"><text:a xlink:type="simple" xlink:href="#__RefHeading___Toc6366_39060040761" text:style-name="Index_20_Link" text:visited-style-name="Index_20_Link">Show Hidden<text:tab/>3</text:a></text:p>
          <text:p text:style-name="P31"><text:a xlink:type="simple" xlink:href="#__RefHeading___Toc6368_39060040761" text:style-name="Index_20_Link" text:visited-style-name="Index_20_Link">Only Show Errors<text:tab/>3</text:a></text:p>
          <text:p text:style-name="P30"><text:a xlink:type="simple" xlink:href="#__RefHeading___Toc86239_1085058819" text:style-name="Index_20_Link" text:visited-style-name="Index_20_Link">Filters<text:tab/>3</text:a></text:p>
          <text:p text:style-name="P31"><text:a xlink:type="simple" xlink:href="#__RefHeading___Toc6372_3906004076" text:style-name="Index_20_Link" text:visited-style-name="Index_20_Link">Filter by Collection<text:tab/>3</text:a></text:p>
          <text:p text:style-name="P31"><text:a xlink:type="simple" xlink:href="#__RefHeading___Toc6374_3906004076" text:style-name="Index_20_Link" text:visited-style-name="Index_20_Link">Filter by Type<text:tab/>3</text:a></text:p>
          <text:p text:style-name="P31"><text:a xlink:type="simple" xlink:href="#__RefHeading___Toc6376_3906004076" text:style-name="Index_20_Link" text:visited-style-name="Index_20_Link">Options<text:tab/>3</text:a></text:p>
          <text:p text:style-name="P32"><text:a xlink:type="simple" xlink:href="#__RefHeading___Toc6378_3906004076" text:style-name="Index_20_Link" text:visited-style-name="Index_20_Link">Sort Data Blocks<text:tab/>3</text:a></text:p>
          <text:p text:style-name="P30"><text:a xlink:type="simple" xlink:href="#__RefHeading___Toc6606_1841241271" text:style-name="Index_20_Link" text:visited-style-name="Index_20_Link">Auto Snap<text:tab/>3</text:a></text:p>
          <text:p text:style-name="P30"><text:a xlink:type="simple" xlink:href="#__RefHeading___Toc6600_1841241271" text:style-name="Index_20_Link" text:visited-style-name="Index_20_Link">Proportional Editing<text:tab/>4</text:a></text:p>
          <text:p text:style-name="P30"><text:a xlink:type="simple" xlink:href="#__RefHeading___Toc515_3063212870" text:style-name="Index_20_Link" text:visited-style-name="Index_20_Link">Pivot Point<text:tab/>4</text:a></text:p>
          <text:p text:style-name="P31"><text:a xlink:type="simple" xlink:href="#__RefHeading___Toc517_3063212870" text:style-name="Index_20_Link" text:visited-style-name="Index_20_Link">Bounding Box Center<text:tab/>4</text:a></text:p>
          <text:p text:style-name="P31"><text:a xlink:type="simple" xlink:href="#__RefHeading___Toc519_3063212870" text:style-name="Index_20_Link" text:visited-style-name="Index_20_Link">2D Cursor<text:tab/>4</text:a></text:p>
          <text:p text:style-name="P31"><text:a xlink:type="simple" xlink:href="#__RefHeading___Toc521_3063212870" text:style-name="Index_20_Link" text:visited-style-name="Index_20_Link">Individual Centers<text:tab/>4</text:a></text:p>
          <text:p text:style-name="P30"><text:a xlink:type="simple" xlink:href="#__RefHeading___Toc6602_1841241271" text:style-name="Index_20_Link" text:visited-style-name="Index_20_Link">Easing Mode<text:tab/>4</text:a></text:p>
          <text:p text:style-name="P31"><text:a xlink:type="simple" xlink:href="#__RefHeading___Toc2615_3149100586" text:style-name="Index_20_Link" text:visited-style-name="Index_20_Link">Easing Mode<text:tab/>4</text:a></text:p>
          <text:p text:style-name="P32"><text:a xlink:type="simple" xlink:href="#__RefHeading___Toc5173_3338642619" text:style-name="Index_20_Link" text:visited-style-name="Index_20_Link">Last Operator Set Keyframe Easing Type<text:tab/>4</text:a></text:p>
          <text:p text:style-name="P33"><text:a xlink:type="simple" xlink:href="#__RefHeading___Toc2477_3685785089" text:style-name="Index_20_Link" text:visited-style-name="Index_20_Link">Type<text:tab/>4</text:a></text:p>
          <text:p text:style-name="P30"><text:a xlink:type="simple" xlink:href="#__RefHeading___Toc523_3063212870" text:style-name="Index_20_Link" text:visited-style-name="Index_20_Link">Keyframe Handle Type<text:tab/>5</text:a></text:p>
          <text:p text:style-name="P31"><text:a xlink:type="simple" xlink:href="#__RefHeading___Toc5175_3338642619" text:style-name="Index_20_Link" text:visited-style-name="Index_20_Link">Last Operator Set Keyframe Handle Type<text:tab/>5</text:a></text:p>
          <text:p text:style-name="P32"><text:a xlink:type="simple" xlink:href="#__RefHeading___Toc2469_3685785089" text:style-name="Index_20_Link" text:visited-style-name="Index_20_Link">Type<text:tab/>5</text:a></text:p>
          <text:p text:style-name="P30"><text:a xlink:type="simple" xlink:href="#__RefHeading___Toc525_3063212870" text:style-name="Index_20_Link" text:visited-style-name="Index_20_Link">Keyframe Interpolation<text:tab/>5</text:a></text:p>
          <text:p text:style-name="P31"><text:a xlink:type="simple" xlink:href="#__RefHeading___Toc5177_3338642619" text:style-name="Index_20_Link" text:visited-style-name="Index_20_Link">Last Operator Set Keyframe Interpolation<text:tab/>5</text:a></text:p>
          <text:p text:style-name="P32"><text:a xlink:type="simple" xlink:href="#__RefHeading___Toc2473_3685785089" text:style-name="Index_20_Link" text:visited-style-name="Index_20_Link">Type<text:tab/>5</text:a></text:p>
          <text:p text:style-name="P30"><text:a xlink:type="simple" xlink:href="#__RefHeading___Toc1532_1621652250" text:style-name="Index_20_Link" text:visited-style-name="Index_20_Link">Options<text:tab/>6</text:a></text:p>
          <text:p text:style-name="P31"><text:a xlink:type="simple" xlink:href="#__RefHeading___Toc1557_1621652250" text:style-name="Index_20_Link" text:visited-style-name="Index_20_Link">Real-time Updates<text:tab/>6</text:a></text:p>
          <text:p text:style-name="P31"><text:a xlink:type="simple" xlink:href="#__RefHeading___Toc534_4169077018" text:style-name="Index_20_Link" text:visited-style-name="Index_20_Link">Show Seconds<text:tab/>6</text:a></text:p>
          <text:p text:style-name="P31"><text:a xlink:type="simple" xlink:href="#__RefHeading___Toc536_4169077018" text:style-name="Index_20_Link" text:visited-style-name="Index_20_Link">Sync visible range<text:tab/>6</text:a></text:p>
          <text:p text:style-name="P31"><text:a xlink:type="simple" xlink:href="#__RefHeading___Toc538_4169077018" text:style-name="Index_20_Link" text:visited-style-name="Index_20_Link">Show Sliders<text:tab/>6</text:a></text:p>
          <text:p text:style-name="P31"><text:a xlink:type="simple" xlink:href="#__RefHeading___Toc546_4169077018" text:style-name="Index_20_Link" text:visited-style-name="Index_20_Link">AutoMerge Keyframes<text:tab/>6</text:a></text:p>
          <text:p text:style-name="P31"><text:a xlink:type="simple" xlink:href="#__RefHeading___Toc648_37889956" text:style-name="Index_20_Link" text:visited-style-name="Index_20_Link">Use High Quality Display<text:tab/>6</text:a></text:p>
          <text:p text:style-name="P31"><text:a xlink:type="simple" xlink:href="#__RefHeading___Toc336_3163564168" text:style-name="Index_20_Link" text:visited-style-name="Index_20_Link">Show Extrapolation<text:tab/>6</text:a></text:p>
          <text:p text:style-name="P31"><text:a xlink:type="simple" xlink:href="#__RefHeading___Toc650_37889956" text:style-name="Index_20_Link" text:visited-style-name="Index_20_Link">Show Handles<text:tab/>6</text:a></text:p>
          <text:p text:style-name="P31"><text:a xlink:type="simple" xlink:href="#__RefHeading___Toc652_37889956" text:style-name="Index_20_Link" text:visited-style-name="Index_20_Link">Only selected Curve Keyframes<text:tab/>6</text:a></text:p>
          <text:p text:style-name="P31"><text:a xlink:type="simple" xlink:href="#__RefHeading___Toc654_37889956" text:style-name="Index_20_Link" text:visited-style-name="Index_20_Link">Only Selected Keyframes Handles<text:tab/>6</text:a></text:p>
        </text:index-body>
      </text:table-of-content>
      <text:p text:style-name="P15"/>
      <text:p text:style-name="P15"/>
      <text:p text:style-name="P15"/>
      <text:p text:style-name="P15"/>
      <table:table table:name="Tabelle3" table:style-name="Tabelle3">
        <table:table-column table:style-name="Tabelle3.A"/>
        <text:soft-page-break/>
        <table:table-row table:style-name="TableLine1645507330720">
          <table:table-cell table:style-name="Tabelle3.A1" office:value-type="string">
            <text:h text:style-name="P39" text:outline-level="1"><text:bookmark-start text:name="__RefHeading___Toc248_279447375"/>Introduction<text:bookmark-end text:name="__RefHeading___Toc248_279447375"/></text:h>
          </table:table-cell>
        </table:table-row>
      </table:table>
      <text:p text:style-name="P17"/>
      <text:p text:style-name="Text_20_body">The header <text:span text:style-name="T13">c</text:span>ontains various menus and tools. This chapter here is about the tool<text:span text:style-name="T5">s, modes</text:span> <text:span text:style-name="T6">and options </text:span>elements in the header.</text:p>
      <text:p text:style-name="Text_20_body">The text menus are covered in a own chapter each. They vary too much, dependent of mode and object type.</text:p>
      <text:p text:style-name="P3"/>
      <text:p text:style-name="P3"><draw:frame draw:style-name="fr5" draw:name="Bild1" text:anchor-type="paragraph" svg:width="15.49cm" svg:height="0.46cm" draw:z-index="0"><draw:image xlink:href="Pictures/10000201000003930000001BC7E29EF793874762.png" xlink:type="simple" xlink:show="embed" xlink:actuate="onLoad" draw:mime-type="image/png"/></draw:frame></text:p>
      <text:p text:style-name="Standard"/>
      <text:p text:style-name="Standard"/>
      <text:p text:style-name="P4"/>
      <table:table table:name="Tabelle4" table:style-name="Tabelle4">
        <table:table-column table:style-name="Tabelle4.A"/>
        <table:table-row table:style-name="TableLine1645507328272">
          <table:table-cell table:style-name="Tabelle4.A1" office:value-type="string">
            <text:h text:style-name="P40" text:outline-level="1"><text:bookmark-start text:name="__RefHeading___Toc6360_3906004076"/>Header Tabs<text:bookmark-end text:name="__RefHeading___Toc6360_3906004076"/></text:h>
          </table:table-cell>
        </table:table-row>
      </table:table>
      <text:p text:style-name="P4"/>
      <text:p text:style-name="Text_20_body"><draw:frame draw:style-name="fr4" draw:name="Bild18" text:anchor-type="paragraph" svg:width="1.619cm" svg:height="0.51cm" draw:z-index="1"><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7"/>
      <table:table table:name="Tabelle7" table:style-name="Tabelle7">
        <table:table-column table:style-name="Tabelle7.A"/>
        <table:table-row table:style-name="TableLine1645507329632">
          <table:table-cell table:style-name="Tabelle7.A1" office:value-type="string">
            <text:h text:style-name="P41" text:outline-level="1"><text:bookmark-start text:name="__RefHeading___Toc2607_3149100586"/>U<text:span text:style-name="T14">se Normalization, Create Ghost Curves</text:span><text:bookmark-end text:name="__RefHeading___Toc2607_3149100586"/></text:h>
          </table:table-cell>
        </table:table-row>
      </table:table>
      <text:p text:style-name="P9"/>
      <text:h text:style-name="Heading_20_2" text:outline-level="2"><draw:frame draw:style-name="fr4" draw:name="Bild2" text:anchor-type="paragraph" svg:width="3.099cm" svg:height="0.46cm" draw:z-index="4"><draw:image xlink:href="Pictures/10000201000000B70000001B07D5D75D8B9454C3.png" xlink:type="simple" xlink:show="embed" xlink:actuate="onLoad" draw:mime-type="image/png"/></draw:frame><text:bookmark-start text:name="__RefHeading___Toc2609_3149100586"/>Use Normalization <text:bookmark-end text:name="__RefHeading___Toc2609_3149100586"/></text:h>
      <text:p text:style-name="P24">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4">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4">Creates a snapshot of the current curves, and displays it as a background image in the viewport. This background image is not permanent, and will be deleted when you close Bforartists.</text:p>
      <text:p text:style-name="P26">When a ghost background image is created then the button turns into a delete button with which you can remove the ghost image.</text:p>
      <text:p text:style-name="P12"/>
      <table:table table:name="Tabelle10" table:style-name="Tabelle10">
        <table:table-column table:style-name="Tabelle10.A"/>
        <table:table-row table:style-name="TableLine1645507343776">
          <table:table-cell table:style-name="Tabelle10.A1" office:value-type="string">
            <text:h text:style-name="P42" text:outline-level="1"><text:bookmark-start text:name="__RefHeading___Toc884_630311453"/>Show Hide elements<text:bookmark-end text:name="__RefHeading___Toc884_630311453"/></text:h>
          </table:table-cell>
        </table:table-row>
      </table:table>
      <text:p text:style-name="P11"><draw:frame draw:style-name="fr2" draw:name="Bild23" text:anchor-type="paragraph" svg:y="0.286cm" svg:width="1.101cm" svg:height="0.46cm" draw:z-index="6"><draw:image xlink:href="Pictures/10000201000000410000001BA9CE55AE7C56EEBE.png" xlink:type="simple" xlink:show="embed" xlink:actuate="onLoad" draw:mime-type="image/png"/></draw:frame></text:p>
      <text:h text:style-name="P51" text:outline-level="2"><text:bookmark-start text:name="__RefHeading___Toc6364_39060040761"/>Only<text:span text:style-name="T15"> Show</text:span> Selected<text:bookmark-end text:name="__RefHeading___Toc6364_39060040761"/></text:h>
      <text:p text:style-name="P19">Display only the data for the selected object in the list of elements. If off it displays all available animation data of the whole scene.</text:p>
      <text:h text:style-name="P51" text:outline-level="2"><text:bookmark-start text:name="__RefHeading___Toc6366_39060040761"/><text:soft-page-break/><text:span text:style-name="T11">Show</text:span> Hidden<text:bookmark-end text:name="__RefHeading___Toc6366_39060040761"/></text:h>
      <text:p text:style-name="P21">Include channels from objects / bones that are not visible. This feature just works with Only Selected off.</text:p>
      <text:h text:style-name="P51" text:outline-level="2"><text:bookmark-start text:name="__RefHeading___Toc6368_39060040761"/><text:span text:style-name="T11">Only S</text:span>how Errors<text:bookmark-end text:name="__RefHeading___Toc6368_39060040761"/></text:h>
      <text:p text:style-name="P21">Only display F-Curves and Drivers that have errors or are disabled.</text:p>
      <text:p text:style-name="P2"/>
      <table:table table:name="Tabelle2" table:style-name="Tabelle2">
        <table:table-column table:style-name="Tabelle2.A"/>
        <table:table-row table:style-name="Tabelle2.1">
          <table:table-cell table:style-name="Tabelle2.A1" office:value-type="string">
            <text:h text:style-name="P43" text:outline-level="1"><text:bookmark-start text:name="__RefHeading___Toc86239_1085058819"/>F<text:span text:style-name="T7">ilters</text:span><text:bookmark-end text:name="__RefHeading___Toc86239_1085058819"/></text:h>
          </table:table-cell>
        </table:table-row>
      </table:table>
      <text:h text:style-name="P55" text:outline-level="4"><draw:frame draw:style-name="fr2" draw:name="Bild9" text:anchor-type="paragraph" svg:y="0.517cm" svg:width="3.709cm" svg:height="5.32cm" draw:z-index="2"><draw:image xlink:href="Pictures/10000201000000DB0000013AF5983CE70E54BCEA.png" xlink:type="simple" xlink:show="embed" xlink:actuate="onLoad" draw:mime-type="image/png"/></draw:frame></text:h>
      <text:p text:style-name="P27"><text:span text:style-name="T16">The show hide elements allows you to filter out the general elements. </text:span>The Filters panel allows you to filter out <text:span text:style-name="T16">further </text:span>elements. </text:p>
      <text:h text:style-name="Heading_20_2" text:outline-level="2"><text:bookmark-start text:name="__RefHeading___Toc6372_3906004076"/>Filter<text:span text:style-name="T17"> by</text:span> Collection<text:bookmark-end text:name="__RefHeading___Toc6372_3906004076"/></text:h>
      <text:p text:style-name="P20">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0">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0">Alphabetically sort the data in the list of elements.</text:p>
      <text:p text:style-name="P22"/>
      <table:table table:name="Tabelle6" table:style-name="Tabelle6">
        <table:table-column table:style-name="Tabelle6.A"/>
        <table:table-row table:style-name="Tabelle6.1">
          <table:table-cell table:style-name="Tabelle6.A1" office:value-type="string">
            <text:h text:style-name="P48" text:outline-level="1"><text:bookmark-start text:name="__RefHeading___Toc6606_1841241271"/><text:span text:style-name="T8">A</text:span><text:span text:style-name="T10">uto Snap</text:span><text:bookmark-end text:name="__RefHeading___Toc6606_1841241271"/></text:h>
          </table:table-cell>
        </table:table-row>
      </table:table>
      <text:p text:style-name="P10"/>
      <text:p text:style-name="P6"><draw:frame draw:style-name="fr2" draw:name="Bild19" text:anchor-type="paragraph" svg:y="0.023cm" svg:width="2.341cm" svg:height="3.27cm" draw:z-index="5"><draw:image xlink:href="Pictures/100002010000008A000000C118354DE50CD7B659.png" xlink:type="simple" xlink:show="embed" xlink:actuate="onLoad" draw:mime-type="image/png"/></draw:frame>Adjust how the selected keyframe or fcurve point snaps to other elements.</text:p>
      <text:p text:style-name="P6"/>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20"/>
      <table:table table:name="Tabelle1" table:style-name="Tabelle1">
        <table:table-column table:style-name="Tabelle1.A"/>
        <text:soft-page-break/>
        <table:table-row table:style-name="Tabelle1.1">
          <table:table-cell table:style-name="Tabelle1.A1" office:value-type="string">
            <text:h text:style-name="P49" text:outline-level="1"><text:bookmark-start text:name="__RefHeading___Toc6600_1841241271"/><text:span text:style-name="T8">P</text:span><text:span text:style-name="T9">roportional Editing</text:span><text:bookmark-end text:name="__RefHeading___Toc6600_1841241271"/></text:h>
          </table:table-cell>
        </table:table-row>
      </table:table>
      <text:p text:style-name="Text_20_body"/>
      <text:p text:style-name="Text_20_body"><draw:frame draw:style-name="fr2" draw:name="Bild12" text:anchor-type="paragraph" svg:y="-0.141cm" svg:width="3.54cm" svg:height="4.03cm" draw:z-index="3"><draw:image xlink:href="Pictures/10000201000000D1000000EE810353250B9BB4AF.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5"/>
      <text:p text:style-name="P5"/>
      <table:table table:name="Tabelle8" table:style-name="Tabelle8">
        <table:table-column table:style-name="Tabelle8.A"/>
        <table:table-row table:style-name="Tabelle8.1">
          <table:table-cell table:style-name="Tabelle8.A1" office:value-type="string">
            <text:h text:style-name="P44" text:outline-level="1"><text:bookmark-start text:name="__RefHeading___Toc515_3063212870"/><text:span text:style-name="T18">P</text:span>ivot Point<text:bookmark-end text:name="__RefHeading___Toc515_3063212870"/></text:h>
          </table:table-cell>
        </table:table-row>
      </table:table>
      <text:p text:style-name="P5"><draw:frame draw:style-name="fr2" draw:name="Bild4" text:anchor-type="paragraph" svg:y="0.482cm" svg:width="3.099cm" svg:height="2.18cm" draw:z-index="14"><draw:image xlink:href="Pictures/10000201000000B7000000819029AA84DEC4E040.png" xlink:type="simple" xlink:show="embed" xlink:actuate="onLoad" draw:mime-type="image/png"/></draw:frame></text:p>
      <text:p text:style-name="P13">The pivot point defines the center of manipulations.</text:p>
      <text:p text:style-name="P13"/>
      <text:h text:style-name="P52" text:outline-level="2"><text:bookmark-start text:name="__RefHeading___Toc517_3063212870"/>Bounding Box Center<text:bookmark-end text:name="__RefHeading___Toc517_3063212870"/></text:h>
      <text:p text:style-name="P28">Transformation happens around the bounding box center.</text:p>
      <text:h text:style-name="P52" text:outline-level="2"><text:bookmark-start text:name="__RefHeading___Toc519_3063212870"/>2D Cursor<text:bookmark-end text:name="__RefHeading___Toc519_3063212870"/></text:h>
      <text:p text:style-name="P28">Transformation happens around the timeline cursor.</text:p>
      <text:h text:style-name="P52" text:outline-level="2"><text:bookmark-start text:name="__RefHeading___Toc521_3063212870"/>Individual Centers<text:bookmark-end text:name="__RefHeading___Toc521_3063212870"/></text:h>
      <text:p text:style-name="P28">Transformation happens around the individual centers of the selected elements.</text:p>
      <text:p text:style-name="P5"/>
      <table:table table:name="Tabelle5" table:style-name="Tabelle5">
        <table:table-column table:style-name="Tabelle5.A"/>
        <table:table-row table:style-name="Tabelle5.1">
          <table:table-cell table:style-name="Tabelle5.A1" office:value-type="string">
            <text:h text:style-name="P45" text:outline-level="1"><text:bookmark-start text:name="__RefHeading___Toc6602_1841241271"/>Easing Mode<text:bookmark-end text:name="__RefHeading___Toc6602_1841241271"/></text:h>
          </table:table-cell>
        </table:table-row>
      </table:table>
      <text:p text:style-name="P14"/>
      <text:h text:style-name="P52" text:outline-level="2"><draw:frame draw:style-name="fr2" draw:name="Bild3" text:anchor-type="paragraph" svg:y="0.561cm" svg:width="3.12cm" svg:height="2.05cm" draw:z-index="10"><draw:image xlink:href="Pictures/10000201000000B800000079A23FB82A77881CEF.png" xlink:type="simple" xlink:show="embed" xlink:actuate="onLoad" draw:mime-type="image/png"/></draw:frame><text:bookmark-start text:name="__RefHeading___Toc2615_3149100586"/>Easing Mode<text:bookmark-end text:name="__RefHeading___Toc2615_3149100586"/></text:h>
      <text:p text:style-name="P25">The easing methods in the interpolation mode menu are for the easing shape. This menu allows you to choose an easing method.</text:p>
      <text:p text:style-name="P25"/>
      <text:h text:style-name="P54" text:outline-level="3"><draw:frame draw:style-name="fr2" draw:name="Bild36" text:anchor-type="paragraph" svg:y="0.27cm" svg:width="4.77cm" svg:height="1.03cm" draw:z-index="13"><draw:image xlink:href="Pictures/100002010000011A0000003D66CD0A96371CFFB3.png" xlink:type="simple" xlink:show="embed" xlink:actuate="onLoad" draw:mime-type="image/png"/></draw:frame><text:bookmark-start text:name="__RefHeading___Toc5173_3338642619"/>Last Operator Set Keyframe <text:span text:style-name="T12">Easing Type</text:span><text:bookmark-end text:name="__RefHeading___Toc5173_3338642619"/></text:h>
      <text:h text:style-name="P56" text:outline-level="4"><text:bookmark-start text:name="__RefHeading___Toc2477_3685785089"/>Type<text:bookmark-end text:name="__RefHeading___Toc2477_3685785089"/></text:h>
      <text:p text:style-name="P23">Set the easing type.</text:p>
      <text:p text:style-name="P23"/>
      <text:p text:style-name="P23"/>
      <table:table table:name="Tabelle9" table:style-name="Tabelle9">
        <table:table-column table:style-name="Tabelle9.A"/>
        <text:soft-page-break/>
        <table:table-row table:style-name="Tabelle9.1">
          <table:table-cell table:style-name="Tabelle9.A1" office:value-type="string">
            <text:h text:style-name="P50" text:outline-level="1"><text:bookmark-start text:name="__RefHeading___Toc523_3063212870"/><text:span text:style-name="T8">K</text:span><text:span text:style-name="T10">eyframe Handle Type</text:span><text:bookmark-end text:name="__RefHeading___Toc523_3063212870"/></text:h>
          </table:table-cell>
        </table:table-row>
      </table:table>
      <text:p text:style-name="P29"><draw:frame draw:style-name="fr2" draw:name="Bild14" text:anchor-type="paragraph" svg:y="0.182cm" svg:width="3.129cm" svg:height="2.379cm" draw:z-index="7"><draw:image xlink:href="Pictures/10000201000000B90000008D1B277F050F246EF0.png" xlink:type="simple" xlink:show="embed" xlink:actuate="onLoad" draw:mime-type="image/png"/></draw:frame></text:p>
      <text:p text:style-name="P23">Set the handle type for the currently selected keyframes.</text:p>
      <text:p text:style-name="P23">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3"><draw:frame draw:style-name="fr1" draw:name="Bild15" text:anchor-type="paragraph" svg:x="10.416cm" svg:y="-0.171cm" svg:width="8.361cm" svg:height="2.69cm" draw:z-index="8"><draw:image xlink:href="Pictures/10000201000001EE0000009FE70BE4E64E11F619.png" xlink:type="simple" xlink:show="embed" xlink:actuate="onLoad" draw:mime-type="image/png"/></draw:frame></text:p>
      <text:p text:style-name="P23"/>
      <text:p text:style-name="P23"/>
      <text:h text:style-name="P52" text:outline-level="2"><draw:frame draw:style-name="fr2" draw:name="Bild34" text:anchor-type="paragraph" svg:y="0.39cm" svg:width="4.791cm" svg:height="1.05cm" draw:z-index="12"><draw:image xlink:href="Pictures/100002010000011B0000003E68254C7298A02B37.png" xlink:type="simple" xlink:show="embed" xlink:actuate="onLoad" draw:mime-type="image/png"/></draw:frame><text:bookmark-start text:name="__RefHeading___Toc5175_3338642619"/>Last Operator Set Keyframe Handle Type<text:bookmark-end text:name="__RefHeading___Toc5175_3338642619"/></text:h>
      <text:h text:style-name="P54" text:outline-level="3"><text:bookmark-start text:name="__RefHeading___Toc2469_3685785089"/>Type<text:bookmark-end text:name="__RefHeading___Toc2469_3685785089"/></text:h>
      <text:p text:style-name="P23">Set the handle type for the currently selected curve point.</text:p>
      <text:p text:style-name="P23"/>
      <table:table table:name="Tabelle11" table:style-name="Tabelle11">
        <table:table-column table:style-name="Tabelle11.A"/>
        <table:table-row table:style-name="Tabelle11.1">
          <table:table-cell table:style-name="Tabelle11.A1" office:value-type="string">
            <text:h text:style-name="P46" text:outline-level="1"><text:bookmark-start text:name="__RefHeading___Toc525_3063212870"/>Keyframe Interpolation<text:bookmark-end text:name="__RefHeading___Toc525_3063212870"/></text:h>
          </table:table-cell>
        </table:table-row>
      </table:table>
      <text:p text:style-name="Text_20_body"><draw:frame draw:style-name="fr2" draw:name="Bild16" text:anchor-type="paragraph" svg:y="0.247cm" svg:width="7.23cm" svg:height="3.56cm" draw:z-index="9"><draw:image xlink:href="Pictures/10000201000001AB000000D251A00A82D7D21647.png" xlink:type="simple" xlink:show="embed" xlink:actuate="onLoad" draw:mime-type="image/png"/></draw:frame><text:bookmark-start text:name="__RefHeading___Toc330_1988695937"/><text:bookmark-end text:name="__RefHeading___Toc330_1988695937"/></text:p>
      <text:p text:style-name="P23">The <text:span text:style-name="T19">keyframe i</text:span>nterpolation mode defines how the curve acts from keyframe to keyframe. You can have a linear curve between two keyframes instead of a bent one for example.</text:p>
      <text:p text:style-name="P25">The easing methods here in the interpolation mode men<text:span text:style-name="T20">u</text:span> are for the easing shape. There is also an easing menu where you can choose a easing method.</text:p>
      <text:h text:style-name="P52" text:outline-level="2"><draw:frame draw:style-name="fr2" draw:name="Bild35" text:anchor-type="paragraph" svg:y="0.39cm" svg:width="4.77cm" svg:height="1.03cm" draw:z-index="11"><draw:image xlink:href="Pictures/100002010000011A0000003D72450869BEDFC59F.png" xlink:type="simple" xlink:show="embed" xlink:actuate="onLoad" draw:mime-type="image/png"/></draw:frame><text:bookmark-start text:name="__RefHeading___Toc5177_3338642619"/>Last Operator Set Keyframe <text:span text:style-name="T12">Interpolation</text:span><text:bookmark-end text:name="__RefHeading___Toc5177_3338642619"/></text:h>
      <text:h text:style-name="P54" text:outline-level="3"><text:bookmark-start text:name="__RefHeading___Toc2473_3685785089"/>Type<text:bookmark-end text:name="__RefHeading___Toc2473_3685785089"/></text:h>
      <text:p text:style-name="P23">Set the interpolation mode.</text:p>
      <text:p text:style-name="P62"/>
      <text:p text:style-name="P62"/>
      <text:p text:style-name="P62"/>
      <text:p text:style-name="P62"/>
      <text:p text:style-name="P62"/>
      <text:p text:style-name="P62"/>
      <table:table table:name="Tabelle13" table:style-name="Tabelle13">
        <table:table-column table:style-name="Tabelle13.A"/>
        <text:soft-page-break/>
        <table:table-row table:style-name="TableLine1645065094320">
          <table:table-cell table:style-name="Tabelle13.A1" office:value-type="string">
            <text:h text:style-name="P47" text:outline-level="1"><text:bookmark-start text:name="__RefHeading___Toc1532_1621652250"/>Options<text:bookmark-end text:name="__RefHeading___Toc1532_1621652250"/></text:h>
          </table:table-cell>
        </table:table-row>
      </table:table>
      <text:p text:style-name="P57"><draw:frame draw:style-name="fr3" draw:name="Bild25" text:anchor-type="paragraph" svg:y="0.492cm" svg:width="3.84cm" svg:height="4.431cm" draw:z-index="16"><draw:image xlink:href="Pictures/10000201000000E3000001066A94273CE046F747.png" xlink:type="simple" xlink:show="embed" xlink:actuate="onLoad" draw:mime-type="image/png"/></draw:frame></text:p>
      <text:p text:style-name="P57"/>
      <text:p text:style-name="P57"/>
      <text:p text:style-name="P57"/>
      <text:p text:style-name="P57"/>
      <text:h text:style-name="P53" text:outline-level="2"><text:bookmark-start text:name="__RefHeading___Toc1557_1621652250"/>Real-time Updates<text:bookmark-end text:name="__RefHeading___Toc1557_1621652250"/></text:h>
      <text:p text:style-name="P63">When transforming keyframes then this transformation is also immediately visible in other editors. </text:p>
      <text:h text:style-name="P53" text:outline-level="2"><draw:frame draw:style-name="fr2" draw:name="Bild5" text:anchor-type="paragraph" svg:y="0.34cm" svg:width="5.2cm" svg:height="1.461cm" draw:z-index="17"><draw:image xlink:href="Pictures/10000201000001330000005664878ED82AEFB38E.png" xlink:type="simple" xlink:show="embed" xlink:actuate="onLoad" draw:mime-type="image/png"/></draw:frame><text:bookmark-start text:name="__RefHeading___Toc534_4169077018"/>Show Seconds<text:bookmark-end text:name="__RefHeading___Toc534_4169077018"/></text:h>
      <text:p text:style-name="P63">Show the timing in the timeline area in seconds instead of frames.</text:p>
      <text:h text:style-name="P53" text:outline-level="2"><text:bookmark-start text:name="__RefHeading___Toc536_4169077018"/>Sync visible range<text:bookmark-end text:name="__RefHeading___Toc536_4169077018"/></text:h>
      <text:p text:style-name="P64">Synchronize the visible timeline range with other visible time based editors. When you zoom in or out in the one editor, then it zooms in or out in the other editor too. Each editor to sync needs to have Sync Visible Range ticked.</text:p>
      <text:h text:style-name="P53" text:outline-level="2"><draw:frame draw:style-name="fr1" draw:name="Bild6" text:anchor-type="paragraph" svg:x="15.453cm" svg:y="0.848cm" svg:width="3.57cm" svg:height="1.221cm" draw:z-index="18"><draw:image xlink:href="Pictures/10000201000000D300000048DAC212265BA8F55B.png" xlink:type="simple" xlink:show="embed" xlink:actuate="onLoad" draw:mime-type="image/png"/></draw:frame><draw:frame draw:style-name="fr1" draw:name="Bild7" text:anchor-type="paragraph" svg:x="11.55cm" svg:y="0.91cm" svg:width="3.57cm" svg:height="1.229cm" draw:z-index="19"><draw:image xlink:href="Pictures/10000201000000D300000049AF43EF798EF89E34.png" xlink:type="simple" xlink:show="embed" xlink:actuate="onLoad" draw:mime-type="image/png"/></draw:frame><text:bookmark-start text:name="__RefHeading___Toc538_4169077018"/>Show Sliders<text:bookmark-end text:name="__RefHeading___Toc538_4169077018"/></text:h>
      <text:p text:style-name="P64">Shows the value sliders for f-curve channels in the channel list. </text:p>
      <text:h text:style-name="P53" text:outline-level="2"><text:bookmark-start text:name="__RefHeading___Toc546_4169077018"/>AutoMerge Keyframes<text:bookmark-end text:name="__RefHeading___Toc546_4169077018"/></text:h>
      <text:p text:style-name="P65">Automatically merge nearby keyframes.</text:p>
      <text:h text:style-name="P53" text:outline-level="2"><text:bookmark-start text:name="__RefHeading___Toc648_37889956"/>Use High Quality Display<text:bookmark-end text:name="__RefHeading___Toc648_37889956"/></text:h>
      <text:p text:style-name="P66">Display the curves in highest quality.</text:p>
      <text:h text:style-name="P53" text:outline-level="2"><text:bookmark-start text:name="__RefHeading___Toc336_3163564168"/>Show Extrapolation<text:bookmark-end text:name="__RefHeading___Toc336_3163564168"/></text:h>
      <text:p text:style-name="P67">Shows the curves after the last keyframe.</text:p>
      <text:h text:style-name="P53" text:outline-level="2"><text:bookmark-start text:name="__RefHeading___Toc650_37889956"/>Show Handles<text:bookmark-end text:name="__RefHeading___Toc650_37889956"/></text:h>
      <text:p text:style-name="P66">Show the handles at the keyframes<text:span text:style-name="T21">.</text:span></text:p>
      <text:h text:style-name="P53" text:outline-level="2"><text:bookmark-start text:name="__RefHeading___Toc652_37889956"/>Only selected Curve Keyframes<text:bookmark-end text:name="__RefHeading___Toc652_37889956"/></text:h>
      <text:p text:style-name="P66">Just show the keyframes from the selected curves.</text:p>
      <text:h text:style-name="P53" text:outline-level="2"><text:bookmark-start text:name="__RefHeading___Toc654_37889956"/>Only Selected Keyframes Handles<text:bookmark-end text:name="__RefHeading___Toc654_37889956"/></text:h>
      <text:p text:style-name="P66">Just show the handles of the keyframes from the selected curv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c937f" style:font-size-asian="10pt" style:font-size-complex="10pt"/>
    </style:style>
    <style:style style:name="MT3" style:family="text">
      <style:text-properties fo:font-size="10pt" officeooo:rsid="004b0400" style:font-size-asian="10pt" style:font-size-complex="10pt"/>
    </style:style>
    <style:style style:name="MT4" style:family="text">
      <style:text-properties fo:font-size="10pt" officeooo:rsid="00579f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1.1</text:span><text:span text:style-name="MT1"> Editors - D</text:span><text:span text:style-name="MT4">rivers</text:span><text:span text:style-name="MT3"> Editor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53S</meta:editing-duration>
    <meta:editing-cycles>53</meta:editing-cycles>
    <meta:generator>LibreOffice/7.0.4.2$Windows_X86_64 LibreOffice_project/dcf040e67528d9187c66b2379df5ea4407429775</meta:generator>
    <dc:date>2021-10-08T12:51:32.940000000</dc:date>
    <meta:document-statistic meta:table-count="13" meta:image-count="20" meta:object-count="0" meta:page-count="6" meta:paragraph-count="128" meta:word-count="926" meta:character-count="5497" meta:non-whitespace-character-count="4693"/>
    <meta:template xlink:type="simple" xlink:actuate="onRequest" xlink:title="standard1cm" xlink:href="../../../AppData/Roaming/LibreOffice/4/user/template/standard1cm.ott" meta:date="2016-03-29T10:37:00.996000000"/>
  </office:meta>
</office:document-meta>
</file>